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3.625in"/>
    </style:style>
    <style:style style:name="Table1.C" style:family="table-column">
      <style:table-column-properties style:column-width="1in"/>
    </style:style>
    <style:style style:name="Table1.D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1.D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804b6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officeooo:paragraph-rsid="001017d3"/>
    </style:style>
    <style:style style:name="P14" style:family="paragraph" style:parent-style-name="Table_20_Contents">
      <style:text-properties officeooo:rsid="003c9d6c" officeooo:paragraph-rsid="001017d3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6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1017d3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20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1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1017d3"/>
    </style:style>
    <style:style style:name="P22" style:family="paragraph" style:parent-style-name="Standard" style:master-page-name="">
      <style:paragraph-properties fo:margin-left="0in" fo:margin-right="0in" fo:text-indent="0.25in" style:auto-text-indent="false" style:page-number="auto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officeooo:rsid="00ddbb8b"/>
    </style:style>
    <style:style style:name="T8" style:family="text">
      <style:text-properties officeooo:rsid="013d0498"/>
    </style:style>
    <style:style style:name="T9" style:family="text">
      <style:text-properties officeooo:rsid="00cd09cd"/>
    </style:style>
    <style:style style:name="T10" style:family="text">
      <style:text-properties officeooo:rsid="00a56f82"/>
    </style:style>
    <style:style style:name="T11" style:family="text">
      <style:text-properties officeooo:rsid="003c9d6c"/>
    </style:style>
    <style:style style:name="T12" style:family="text">
      <style:text-properties style:use-window-font-color="true" officeooo:rsid="003c9d6c"/>
    </style:style>
    <style:style style:name="T13" style:family="text">
      <style:text-properties style:use-window-font-color="true" officeooo:rsid="003c9d6c" fo:background-color="#ffffff" loext:char-shading-value="0"/>
    </style:style>
    <style:style style:name="T14" style:family="text">
      <style:text-properties officeooo:rsid="003c9d6c" fo:background-color="#ffffff" loext:char-shading-value="0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2f10e"/>
    </style:style>
    <style:style style:name="T17" style:family="text">
      <style:text-properties officeooo:rsid="0042f57a"/>
    </style:style>
    <style:style style:name="T18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7"><text:span text:style-name="T9">Declaração</text:span> <text:span text:style-name="T10">De Inscrição</text:span></text:p>
      <text:p text:style-name="P7"/>
      <text:p text:style-name="P22"><text:span text:style-name="T11">Para os devidos efeitos, declara-se que <text:s/></text:span><text:span text:style-name="T11"><text:text-input text:description="[#if person.female]">[#if person.female]</text:text-input></text:span><text:span text:style-name="T11">a aluna</text:span><text:span text:style-name="T11"><text:text-input text:description="[#elseif person.male]">[#elseif person.male]</text:text-input></text:span><text:span text:style-name="T11">o aluno</text:span><text:span text:style-name="T11"><text:text-input text:description="[/#if]">[/#if]</text:text-input></text:span><text:span text:style-name="T11"> </text:span><text:span text:style-name="T11"><text:text-input text:description="${person.name}">${person.name}</text:text-input></text:span><text:span text:style-name="T11">, n.º </text:span><text:span text:style-name="T11"><text:text-input text:description="${person.student.number}">${person.student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</text:span><text:span text:style-name="T12"> </text:span><text:text-input text:description="${lang.pt(person.idDocumentType.localizedNameI18N)}">${lang.pt(person.idDocumentType.localizedNameI18N)}</text:text-input><text:span text:style-name="T13"> n.º </text:span><text:text-input text:description="${person.documentIdNumber}">${person.documentIdNumber}</text:text-input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person.nameOfMother"/></text:span><text:span text:style-name="T11"><text:text-input text:description="${person.nameOfMother}">${person.nameOfMother}</text:text-input></text:span><text:span text:style-name="T11">, está </text:span><text:span text:style-name="T11"><text:text-input text:description="[#if person.female]">[#if person.female]</text:text-input></text:span><text:span text:style-name="T11">inscrita</text:span><text:span text:style-name="T11"><text:text-input text:description="[#elseif person.male]">[#elseif person.male]</text:text-input></text:span><text:span text:style-name="T11">inscrito</text:span><text:span text:style-name="T11"><text:text-input text:description="[/#if]">[/#if]</text:text-input></text:span><text:span text:style-name="T11"> no </text:span><text:text-input text:description="${curriculumInformation.curricularYear}">${curriculumInformation.curricularYear}</text:text-input><text:span text:style-name="T14">.º Ano, </text:span><text:span text:style-name="T11">no Curso de </text:span><text:span text:style-name="T11"><text:text-input text:description="${lang.pt(curricularPlanInformation.degreeName)}">${lang.pt(curricularPlanInformation.degreeName)}</text:text-input></text:span><text:span text:style-name="T14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9"/>
      <text:p text:style-name="P13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7">Código</text:p>
          </table:table-cell>
          <table:table-cell table:style-name="Table1.A1" office:value-type="string">
            <text:p text:style-name="P18">Unidade(s) Curricular(es)</text:p>
          </table:table-cell>
          <table:table-cell table:style-name="Table1.A1" office:value-type="string">
            <text:p text:style-name="P16">Semestre</text:p>
          </table:table-cell>
          <table:table-cell table:style-name="Table1.A1" office:value-type="string">
            <text:p text:style-name="P18">ECTS</text:p>
          </table:table-cell>
        </table:table-row>
        <table:table-row table:style-name="Table1.2">
          <table:table-cell table:style-name="Table1.A2" office:value-type="string">
            <text:p text:style-name="P19"><text:text-input text:description="@before-row[#list normalEnrolments"/><text:text-input text:description="@before-row[#list normalEnrolmentsList as enrolment]">@before-row[#list normalEnrolmentsList as enrolment]</text:text-input><text:text-input text:description="${enrolment.code}">${enrolment.code}</text:text-input><text:text-input text:description="">@after-row[/#list]</text:text-input></text:p>
          </table:table-cell>
          <table:table-cell table:style-name="Table1.B2" office:value-type="string">
            <text:p text:style-name="P21"><text:text-input text:description="${lang.pt(enrolment.name)}">${lang.pt(enrolment.name)}</text:text-input></text:p>
          </table:table-cell>
          <table:table-cell table:style-name="Table1.C2" office:value-type="string">
            <text:p text:style-name="P19"><text:text-input text:description="${enrolment.executionSemester.semester}">${enrolment.executionSemester.semester}</text:text-input></text:p>
          </table:table-cell>
          <table:table-cell table:style-name="Table1.D2" office:value-type="string">
            <text:p text:style-name="P20"><text:text-input text:description="${numbers.onePlace(enrolment.ectsCredits)}">${numbers.onePlace(enrolment.ectsCredits)}</text:text-input></text:p>
          </table:table-cell>
        </table:table-row>
      </table:table>
      <text:p text:style-name="P14"/>
      <text:p text:style-name="P14"><text:text-input text:description="[/#if]">[/#if]</text:text-input></text:p>
      <text:p text:style-name="P10"><text:text-input text:description="[#if serviceRequest.documentPurposeType??]">[#if serviceRequest.documentPurposeType??]</text:text-input></text:p>
      <text:p text:style-name="P10"><text:text-input text:description="[#if serviceRequest.documentPurposeType == &quot;FAMILY_ALLOWANCE&quot;]">[#if serviceRequest.documentPurposeType == "FAMILY_ALLOWANCE"]</text:text-input><text:span text:style-name="T3">Est</text:span><text:span text:style-name="T4">a declaração</text:span><text:span text:style-name="T3"> </text:span><text:span text:style-name="T5">serve como comprovativo</text:span><text:span text:style-name="T3"> para recebimento de abono de família.</text:span><text:text-input text:description="[#elseif serviceRequest.documentPurposeType == &quot;PPRE&quot;]">[#elseif serviceRequest.documentPurposeType == "PPRE"]</text:text-input><text:span text:style-name="T6">Est</text:span><text:span text:style-name="T4">a declaração</text:span><text:span text:style-name="T6"> </text:span><text:span text:style-name="T5">serve como comprovativo</text:span><text:span text:style-name="T6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10"><text:soft-page-break/><text:text-input text:description="[/#if]">[/#if]</text:text-input></text:p>
      <text:p text:style-name="P10"/>
      <text:p text:style-name="P10"/>
      <text:p text:style-name="P11"><text:span text:style-name="T7">Faculdade de </text:span><text:span text:style-name="T2">Medicina Dentária</text:span><text:span text:style-name="T7"> da Universidade de Lisboa</text:span><text:span text:style-name="T17">, em </text:span><text:span text:style-name="T18"><text:text-input text:description="${lang.pt(dates.numericDate(localizedDate.nowDate()))}">${dates.numericDate(localizedDate.nowDate())}</text:text-input></text:span><text:span text:style-name="T15">.</text:span></text:p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5"><text:text-input text:description="[#if hasPricetag]">[#if hasPricetag]</text:text-input></text:p>
            <text:p text:style-name="P23"><text:span text:style-name="T16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5.B1" office:value-type="string">
            <text:p text:style-name="P12"><text:span text:style-name="T15">O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5T13:51:17.118189397</dc:date>
    <meta:editing-duration>PT52M11S</meta:editing-duration>
    <meta:editing-cycles>22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22" meta:character-count="2429" meta:non-whitespace-character-count="2272"/>
  </office:meta>
</office:document-meta>
</file>